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9.71mm" svg:y="1mm">
            <draw:object draw:notify-on-update-of-ranges="Tabelle1.A1:Tabelle1.A1 Tabelle1.A2:Tabelle1.A202 Tabelle1.B1:Tabelle1.B1 Tabelle1.B2:Tabelle1.B202 Tabelle1.A1:Tabelle1.A1 Tabelle1.A2:Tabelle1.A202 Tabelle1.C1:Tabelle1.C1 Tabelle1.C2:Tabelle1.C202 Tabelle1.A1:Tabelle1.A1 Tabelle1.A2:Tabelle1.A202 Tabelle1.D1:Tabelle1.D1 Tabelle1.D2:Tabelle1.D202 Tabelle1.A1:Tabelle1.A1 Tabelle1.A2:Tabelle1.A202 Tabelle1.E1:Tabelle1.E1 Tabelle1.E2:Tabelle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30:05.139000000</meta:creation-date>
    <meta:generator>LibreOffice/5.4.6.2$Windows_X86_64 LibreOffice_project/4014ce260a04f1026ba855d3b8d91541c224eab8</meta:generator>
    <dc:date>2020-06-24T10:34:27.817000000</dc:date>
    <meta:editing-duration>PT4M22S</meta:editing-duration>
    <meta:editing-cycles>4</meta:editing-cycles>
    <meta:document-statistic meta:table-count="1" meta:cell-count="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0_min.aag</text:p>
        </chart:title>
        <chart:legend chart:legend-position="end" svg:x="13.598cm" svg:y="3.454cm" style:legend-expansion="high" chart:style-name="ch3"/>
        <chart:plot-area chart:style-name="ch4" table:cell-range-address="Tabelle1.A1:Tabelle1.E202" chart:data-source-has-labels="row" svg:x="1.331cm" svg:y="1.275cm" svg:width="11.947cm" svg:height="6.564cm">
          <chartooo:coordinate-region svg:x="1.952cm" svg:y="1.474cm" svg:width="11.139cm" svg:height="5.718cm"/>
          <chart:axis chart:dimension="x" chart:name="primary-x" chart:style-name="ch5">
            <chart:title svg:x="6.453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Tabelle1.B2:Tabelle1.B202" chart:label-cell-address="Tabelle1.B1:Tabelle1.B1" chart:class="chart:scatter">
            <chart:domain table:cell-range-address="Tabelle1.A2:Tabelle1.A202"/>
            <chart:data-point chart:repeated="201"/>
          </chart:series>
          <chart:series chart:style-name="ch10" chart:values-cell-range-address="Tabelle1.C2:Tabelle1.C202" chart:label-cell-address="Tabelle1.C1:Tabelle1.C1" chart:class="chart:scatter">
            <chart:data-point chart:repeated="201"/>
          </chart:series>
          <chart:series chart:style-name="ch11" chart:values-cell-range-address="Tabelle1.D2:Tabelle1.D202" chart:label-cell-address="Tabelle1.D1:Tabelle1.D1" chart:class="chart:scatter">
            <chart:data-point chart:repeated="201"/>
          </chart:series>
          <chart:series chart:style-name="ch12" chart:values-cell-range-address="Tabelle1.E2:Tabelle1.E202" chart:label-cell-address="Tabelle1.E1:Tabelle1.E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otal-0</text:p>
                <draw:g>
                  <svg:desc>Tabelle1.B1:Tabelle1.B1</svg:desc>
                </draw:g>
              </table:table-cell>
              <table:table-cell office:value-type="string">
                <text:p>Total-1</text:p>
                <draw:g>
                  <svg:desc>Tabelle1.C1:Tabelle1.C1</svg:desc>
                </draw:g>
              </table:table-cell>
              <table:table-cell office:value-type="string">
                <text:p>Total-2</text:p>
                <draw:g>
                  <svg:desc>Tabelle1.D1:Tabelle1.D1</svg:desc>
                </draw:g>
              </table:table-cell>
              <table:table-cell office:value-type="string">
                <text:p>Total-3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</svg:desc>
                </draw:g>
              </table:table-cell>
              <table:table-cell office:value-type="float" office:value="32">
                <text:p>32</text:p>
                <draw:g>
                  <svg:desc>Tabelle1.B2:Tabelle1.B202</svg:desc>
                </draw:g>
              </table:table-cell>
              <table:table-cell office:value-type="float" office:value="32">
                <text:p>32</text:p>
                <draw:g>
                  <svg:desc>Tabelle1.C2:Tabelle1.C202</svg:desc>
                </draw:g>
              </table:table-cell>
              <table:table-cell office:value-type="float" office:value="32">
                <text:p>32</text:p>
                <draw:g>
                  <svg:desc>Tabelle1.D2:Tabelle1.D202</svg:desc>
                </draw:g>
              </table:table-cell>
              <table:table-cell office:value-type="float" office:value="32">
                <text:p>32</text:p>
                <draw:g>
                  <svg:desc>Tabelle1.E2:Tabelle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